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0.634cm"/>
    </style:style>
    <style:style style:name="co19" style:family="table-column">
      <style:table-column-properties fo:break-before="auto" style:column-width="3.614cm"/>
    </style:style>
    <style:style style:name="co20" style:family="table-column">
      <style:table-column-properties fo:break-before="auto" style:column-width="3.484cm"/>
    </style:style>
    <style:style style:name="co21" style:family="table-column">
      <style:table-column-properties fo:break-before="auto" style:column-width="16.621cm"/>
    </style:style>
    <style:style style:name="co22" style:family="table-column">
      <style:table-column-properties fo:break-before="auto" style:column-width="18.598cm"/>
    </style:style>
    <style:style style:name="co23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86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00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08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18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51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1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84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29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30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49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5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8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82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8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06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19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3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3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37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8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9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2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81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9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93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9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0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25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2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4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62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70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7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7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7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80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9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8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9T17:53:05.574954672</dc:date>
    <meta:editing-duration>P110DT19M13S</meta:editing-duration>
    <meta:editing-cycles>1895</meta:editing-cycles>
    <meta:generator>LibreOffice/7.3.7.2$Linux_X86_64 LibreOffice_project/30$Build-2</meta:generator>
    <dc:creator>James Petts</dc:creator>
    <meta:document-statistic meta:table-count="3" meta:cell-count="6079" meta:object-count="0"/>
  </office:meta>
</office:document-meta>
</file>